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-width="0.35cm" draw:marker-end-width="0.35cm" draw:textarea-horizontal-align="center" draw:textarea-vertical-align="middle"/>
    </style:style>
    <style:style style:name="gr4" style:family="graphic" style:parent-style-name="standard">
      <style:graphic-properties svg:stroke-width="0cm" draw:marker-start-width="0.35cm" draw:marker-end-width="0.35cm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999cm" svg:height="0.888cm" svg:x="0cm" svg:y="1.056cm" svg:viewBox="0 0 4000 889" svg:d="M0 444c666 0 1000-1000 2000 0s1332 0 2000 0">
          <text:p/>
        </draw:path>
        <draw:path draw:style-name="gr1" draw:text-style-name="P1" draw:layer="layout" svg:width="3.999cm" svg:height="1.11cm" svg:x="11.5cm" svg:y="0.834cm" svg:viewBox="0 0 4000 1111" svg:d="M0 692c666 0-500-1556 2000 0 1500 944 1332 0 2000 0">
          <text:p/>
        </draw:path>
        <draw:path draw:style-name="gr1" draw:text-style-name="P1" draw:layer="layout" svg:width="3.999cm" svg:height="0.874cm" svg:x="4.5cm" svg:y="1.056cm" svg:viewBox="0 0 4000 875" svg:d="M0 444c666 0 500-1000 2000 0 1189 968 1332 0 2000 0">
          <text:p/>
        </draw:path>
        <draw:line draw:style-name="gr2" draw:text-style-name="P2" draw:layer="layout" svg:x1="0cm" svg:y1="2.5cm" svg:x2="16.5cm" svg:y2="2.5cm">
          <text:p/>
        </draw:line>
        <draw:line draw:style-name="gr3" draw:text-style-name="P1" draw:layer="layout" svg:x1="2cm" svg:y1="2.331cm" svg:x2="2cm" svg:y2="2.689cm">
          <text:p/>
        </draw:line>
        <draw:path draw:style-name="gr3" draw:text-style-name="P1" draw:layer="layout" svg:width="0cm" svg:height="0.357cm" svg:x="2cm" svg:y="2.331cm" svg:viewBox="0 0 0 358" svg:d="M0 0c0 119 0 238 0 358">
          <text:p/>
        </draw:path>
        <draw:path draw:style-name="gr4" draw:text-style-name="P1" draw:layer="layout" svg:width="0cm" svg:height="0.357cm" svg:x="2cm" svg:y="2.331cm" svg:viewBox="0 0 0 358" svg:d="M0 0c0 119 0 238 0 358">
          <text:p/>
        </draw:path>
        <draw:path draw:style-name="gr3" draw:text-style-name="P1" draw:layer="layout" svg:width="0cm" svg:height="0.357cm" svg:x="13.5cm" svg:y="2.331cm" svg:viewBox="0 0 0 358" svg:d="M0 0c0 119 0 238 0 358">
          <text:p/>
        </draw:path>
        <draw:frame draw:style-name="gr5" draw:text-style-name="P4" draw:layer="layout" svg:width="1cm" svg:height="1cm" svg:x="1.5cm" svg:y="0cm">
          <draw:text-box>
            <text:p text:style-name="P3">1</text:p>
          </draw:text-box>
        </draw:frame>
        <draw:frame draw:style-name="gr5" draw:text-style-name="P4" draw:layer="layout" svg:width="1cm" svg:height="1cm" svg:x="6cm" svg:y="0cm">
          <draw:text-box>
            <text:p text:style-name="P3">2</text:p>
          </draw:text-box>
        </draw:frame>
        <draw:frame draw:style-name="gr5" draw:text-style-name="P4" draw:layer="layout" svg:width="1cm" svg:height="1cm" svg:x="13cm" svg:y="0cm">
          <draw:text-box>
            <text:p text:style-name="P3">N</text:p>
          </draw:text-box>
        </draw:frame>
        <draw:frame draw:style-name="gr6" draw:text-style-name="P4" draw:layer="layout" svg:width="2cm" svg:height="1.25cm" svg:x="9cm" svg:y="0.75cm">
          <draw:text-box>
            <text:p text:style-name="P3">. . . .</text:p>
          </draw:text-box>
        </draw:frame>
        <draw:frame draw:style-name="gr5" draw:text-style-name="P4" draw:layer="layout" svg:width="2.5cm" svg:height="1cm" svg:x="15cm" svg:y="3cm">
          <draw:text-box>
            <text:p text:style-name="P3">Shape</text:p>
          </draw:text-box>
        </draw:frame>
        <draw:frame draw:style-name="gr5" draw:text-style-name="P4" draw:layer="layout" svg:width="2cm" svg:height="1cm" svg:x="1cm" svg:y="3cm">
          <draw:text-box>
            <text:p text:style-name="P3">0%</text:p>
          </draw:text-box>
        </draw:frame>
        <draw:frame draw:style-name="gr5" draw:text-style-name="P4" draw:layer="layout" svg:width="3cm" svg:height="1cm" svg:x="12cm" svg:y="3cm">
          <draw:text-box>
            <text:p text:style-name="P3">100%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